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3" table:number-columns-repeated="4"/>
          <table:table-cell table:style-name="ce13" office:value-type="string" calcext:value-type="string">
            <text:p>Make Poster re:Jules meeting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3" table:number-columns-repeated="4"/>
          <table:table-cell table:style-name="ce13" office:value-type="string" calcext:value-type="string">
            <text:p>Try SSHing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Find out about Poster Pringint</text:p>
          </table:table-cell>
          <table:covered-table-cell table:number-columns-repeated="6" table:style-name="ce4"/>
          <table:table-cell table:style-name="ce13" office:value-type="string" calcext:value-type="string">
            <text:p>JULES: figure out what all the server stuff is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Phendulum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ign up for JULES ASM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Wild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Ask about posters</text:p>
          </table:table-cell>
          <table:covered-table-cell table:number-columns-repeated="6" table:style-name="ce4"/>
          <table:table-cell table:style-name="ce13" office:value-type="string" calcext:value-type="string">
            <text:p>Firemip: No devtools workaround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<text:s/>to Edingbough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3" office:value-type="string" calcext:value-type="string">
            <text:p>TM2 repo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5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nd placeto backup work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5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table:number-columns-spanned="7" table:number-rows-spanned="1"/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8:56:21.212307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07T09:12:22.968664911</dc:date>
    <meta:editing-duration>P54DT3H58M38S</meta:editing-duration>
    <meta:editing-cycles>78</meta:editing-cycles>
    <meta:generator>LibreOffice/4.3.7.2$Linux_X86_64 LibreOffice_project/430$Build-2</meta:generator>
    <meta:document-statistic meta:table-count="2" meta:cell-count="37" meta:object-count="0"/>
  </office:meta>
</office:document-meta>
</file>